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2.9063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2.9063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9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2.9063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49e35" style:font-name="inherit" fo:font-size="9pt" fo:letter-spacing="normal" fo:font-style="normal" fo:font-weight="bold" loext:padding="0in" loext:border="none"/>
    </style:style>
    <style:style style:name="P4" style:family="paragraph" style:parent-style-name="Standard">
      <style:text-properties officeooo:rsid="001b61c9" officeooo:paragraph-rsid="001b61c9"/>
    </style:style>
    <style:style style:name="T1" style:family="text">
      <style:text-properties fo:font-variant="normal" fo:text-transform="none" fo:color="#ff9922" style:text-line-through-style="none" style:text-line-through-type="none" style:font-name="inherit" fo:font-size="9pt" fo:letter-spacing="normal" fo:font-style="normal" style:text-underline-style="none" fo:font-weight="normal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127.0.0.1/otrs/index.pl" text:style-name="Internet_20_link" text:visited-style-name="Visited_20_Internet_20_Link"><text:span text:style-name="T1">http://127.0.0.1/otrs/index.pl</text:span></text:a></text:p>
      <text:p text:style-name="P2">root@localhost</text:p>
      <text:p text:style-name="P3">HSityEGepLGzPMAj</text:p>
      <text:p text:style-name="Standard"/>
      <text:p text:style-name="Standard"><text:a xlink:type="simple" xlink:href="http://127.0.0.1/otrs/index.pl" text:style-name="Internet_20_link" text:visited-style-name="Visited_20_Internet_20_Link">http://127.0.0.1/otrs/index.pl</text:a></text:p>
      <text:p text:style-name="P4">andrey 7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5:27:43.464250216</meta:creation-date>
    <dc:date>2020-01-28T14:18:09.246223721</dc:date>
    <meta:editing-duration>PT1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" meta:character-count="100" meta:non-whitespace-character-count="99"/>
  </office:meta>
</office:document-meta>
</file>